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name-asian="Segoe Print" style:font-size-asian="12pt" style:font-weight-asian="normal" style:font-name-complex="Segoe Print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2pt" style:font-name-asian="Segoe Print" style:font-size-asian="12pt" style:font-name-complex="Segoe Print" style:font-size-complex="12pt"/>
    </style:style>
    <style:style style:name="P4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Segoe Print" style:font-name-complex="Segoe Pri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ommunikationsziele des Posters</text:p>
      <text:p text:style-name="P5"/>
      <text:p text:style-name="P1">Im Folgenden gibt es einen kleinen Ausschnitt zum Brainstorming des Posters:</text:p>
      <text:p text:style-name="P1"/>
      <text:p text:style-name="P1">- Effizientes Parken als Hauptaugenmerk</text:p>
      <text:p text:style-name="P3">- Groß und prägnant</text:p>
      <text:p text:style-name="P3">- ins Auge springend</text:p>
      <text:p text:style-name="P3">- Hauptaugenmerk auf der Effizienz des Parkens</text:p>
      <text:p text:style-name="P3">- zentriert und simpel</text:p>
      <text:p text:style-name="P3">- sofort das Thema erfassbar</text:p>
      <text:p text:style-name="P3">- Für Parker vor allem in der Stadt</text:p>
      <text:p text:style-name="P4"><text:span text:style-name="T1">- hohe gesellschaftliche Relevanz vermittel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6-01-18T14:48:41.68</meta:creation-date>
    <dc:date>2016-01-18T21:12:18.47</dc:date>
    <meta:editing-duration>PT35M2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0" meta:word-count="56" meta:character-count="360"/>
  </office:meta>
</office:document-meta>
</file>